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ans" officeooo:rsid="000af01e" officeooo:paragraph-rsid="000e6d28"/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ans" fo:font-style="normal" fo:font-weight="normal" officeooo:rsid="000d9c5a" officeooo:paragraph-rsid="000c2c72" style:font-style-asian="normal" style:font-weight-asian="normal" style:font-style-complex="normal" style:font-weight-complex="normal"/>
    </style:style>
    <style:style style:name="P3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ans" fo:font-style="normal" fo:font-weight="normal" officeooo:rsid="000d9c5a" officeooo:paragraph-rsid="000d9c5a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ans" fo:font-style="normal" fo:font-weight="normal" officeooo:rsid="000d9c5a" officeooo:paragraph-rsid="001027e6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ans" fo:font-style="normal" fo:font-weight="normal" officeooo:rsid="000b4e04" officeooo:paragraph-rsid="000c2c72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ans" fo:font-style="normal" fo:font-weight="normal" officeooo:rsid="00182b9b" officeooo:paragraph-rsid="00182b9b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ans" fo:font-style="normal" fo:font-weight="normal" officeooo:rsid="0021d9ec" officeooo:paragraph-rsid="0021d9ec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ans" fo:font-style="normal" fo:font-weight="normal" officeooo:rsid="001027e6" officeooo:paragraph-rsid="001027e6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ans" fo:font-style="normal" fo:font-weight="normal" officeooo:rsid="00364540" officeooo:paragraph-rsid="00364540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ans" fo:font-style="normal" fo:font-weight="normal" officeooo:rsid="00376221" officeooo:paragraph-rsid="00376221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ans" fo:font-style="normal" officeooo:rsid="002ca868" officeooo:paragraph-rsid="002ca868" style:font-style-asian="normal" style:font-style-complex="normal"/>
    </style:style>
    <style:style style:name="P12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/>
      <style:text-properties style:font-name="Liberation Sans" fo:font-style="normal" officeooo:rsid="00171ec3" officeooo:paragraph-rsid="00171ec3" style:font-style-asian="normal" style:font-style-complex="normal"/>
    </style:style>
    <style:style style:name="P13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/>
      <style:text-properties style:font-name="Liberation Sans" fo:font-style="normal" officeooo:rsid="002ca868" officeooo:paragraph-rsid="002ca868" style:font-style-asian="normal" style:font-style-complex="normal"/>
    </style:style>
    <style:style style:name="P14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/>
      <style:text-properties style:font-name="Liberation Sans" fo:font-style="normal" officeooo:rsid="0010692b" officeooo:paragraph-rsid="002ca868" style:font-style-asian="normal" style:font-style-complex="normal"/>
    </style:style>
    <style:style style:name="P15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/>
      <style:text-properties style:font-name="Liberation Sans" fo:font-style="normal" fo:font-weight="bold" officeooo:rsid="0021d9ec" officeooo:paragraph-rsid="0021d9ec" style:font-style-asian="normal" style:font-weight-asian="bold" style:font-style-complex="normal" style:font-weight-complex="bold"/>
    </style:style>
    <style:style style:name="P16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/>
      <style:text-properties style:font-name="Liberation Sans" fo:font-style="normal" fo:font-weight="normal" officeooo:rsid="0021d9ec" officeooo:paragraph-rsid="0021d9ec" style:font-style-asian="normal" style:font-weight-asian="normal" style:font-style-complex="normal" style:font-weight-complex="normal"/>
    </style:style>
    <style:style style:name="P17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/>
      <style:text-properties style:font-name="Liberation Sans" fo:font-style="normal" fo:font-weight="normal" officeooo:rsid="001027e6" officeooo:paragraph-rsid="001027e6" style:font-style-asian="normal" style:font-weight-asian="normal" style:font-style-complex="normal" style:font-weight-complex="normal"/>
    </style:style>
    <style:style style:name="P18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/>
      <style:text-properties style:font-name="Liberation Sans" fo:font-weight="normal" officeooo:rsid="000d9c5a" officeooo:paragraph-rsid="001027e6" style:font-weight-asian="normal" style:font-weight-complex="normal"/>
    </style:style>
    <style:style style:name="P19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/>
      <style:text-properties style:font-name="Liberation Sans" officeooo:paragraph-rsid="000a19f7"/>
    </style:style>
    <style:style style:name="P20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/>
      <style:text-properties style:font-name="Courier 10 Pitch" fo:font-style="normal" fo:font-weight="bold" officeooo:rsid="000c2c72" officeooo:paragraph-rsid="000c2c72" style:font-style-asian="normal" style:font-weight-asian="bold" style:font-style-complex="normal" style:font-weight-complex="bold"/>
    </style:style>
    <style:style style:name="P21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/>
      <style:text-properties style:font-name="Courier 10 Pitch" fo:font-style="normal" fo:font-weight="bold" officeooo:rsid="0032736a" officeooo:paragraph-rsid="000a19f7" style:font-style-asian="normal" style:font-weight-asian="bold" style:font-style-complex="normal" style:font-weight-complex="bold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Liberation Sans" fo:font-style="normal" fo:font-weight="normal" officeooo:rsid="000c2c72" officeooo:paragraph-rsid="000c2c72" style:font-style-asian="normal" style:font-weight-asian="normal" style:font-style-complex="normal" style:font-weight-complex="normal"/>
    </style:style>
    <style:style style:name="P23" style:family="paragraph" style:parent-style-name="Text_20_body" style:list-style-name="L1">
      <style:paragraph-properties fo:text-align="start" style:justify-single-word="false"/>
      <style:text-properties style:font-name="Liberation Sans" officeooo:rsid="000a19f7" officeooo:paragraph-rsid="000a19f7"/>
    </style:style>
    <style:style style:name="P24" style:family="paragraph" style:parent-style-name="Text_20_body" style:list-style-name="L1">
      <style:paragraph-properties fo:text-align="start" style:justify-single-word="false"/>
      <style:text-properties style:font-name="Liberation Sans" officeooo:rsid="000a19f7" officeooo:paragraph-rsid="001a00c4"/>
    </style:style>
    <style:style style:name="P25" style:family="paragraph" style:parent-style-name="Text_20_body" style:list-style-name="L1">
      <style:paragraph-properties fo:text-align="start" style:justify-single-word="false"/>
      <style:text-properties style:font-name="Liberation Sans" officeooo:rsid="00347635" officeooo:paragraph-rsid="00347635"/>
    </style:style>
    <style:style style:name="P26" style:family="paragraph" style:parent-style-name="Text_20_body" style:list-style-name="L1">
      <style:paragraph-properties fo:text-align="start" style:justify-single-word="false"/>
      <style:text-properties style:font-name="Liberation Sans" officeooo:paragraph-rsid="001a00c4"/>
    </style:style>
    <style:style style:name="P27" style:family="paragraph" style:parent-style-name="Text_20_body" style:list-style-name="L1">
      <style:paragraph-properties fo:text-align="start" style:justify-single-word="false"/>
      <style:text-properties style:font-name="Liberation Sans" officeooo:rsid="001a00c4" officeooo:paragraph-rsid="001a00c4"/>
    </style:style>
    <style:style style:name="P28" style:family="paragraph" style:parent-style-name="Text_20_body" style:list-style-name="L1">
      <style:paragraph-properties fo:text-align="start" style:justify-single-word="false"/>
      <style:text-properties style:font-name="Liberation Sans" officeooo:rsid="001a00c4" officeooo:paragraph-rsid="001e4cd0"/>
    </style:style>
    <style:style style:name="P29" style:family="paragraph" style:parent-style-name="Text_20_body" style:list-style-name="L1">
      <style:paragraph-properties fo:text-align="start" style:justify-single-word="false"/>
      <style:text-properties style:font-name="Courier 10 Pitch" fo:font-style="normal" fo:font-weight="bold" officeooo:rsid="0032736a" officeooo:paragraph-rsid="0032736a" style:font-style-asian="normal" style:font-weight-asian="bold" style:font-style-complex="normal" style:font-weight-complex="bold"/>
    </style:style>
    <style:style style:name="P30" style:family="paragraph" style:parent-style-name="Text_20_body" style:list-style-name="L1">
      <style:paragraph-properties fo:text-align="start" style:justify-single-word="false"/>
      <style:text-properties style:font-name="Courier 10 Pitch" fo:font-style="normal" fo:font-weight="bold" officeooo:rsid="0032736a" officeooo:paragraph-rsid="003a3641" style:font-style-asian="normal" style:font-weight-asian="bold" style:font-style-complex="normal" style:font-weight-complex="bold"/>
    </style:style>
    <style:style style:name="P31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style:font-name="Liberation Sans" officeooo:rsid="001cd0e4" officeooo:paragraph-rsid="0032736a"/>
    </style:style>
    <style:style style:name="P32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style:font-name="Liberation Sans" officeooo:rsid="001cd0e4" officeooo:paragraph-rsid="001cd0e4"/>
    </style:style>
    <style:style style:name="P33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style:font-name="Liberation Sans" officeooo:rsid="000af01e" officeooo:paragraph-rsid="001cd0e4"/>
    </style:style>
    <style:style style:name="P34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style:font-name="Liberation Sans" officeooo:rsid="000af01e" officeooo:paragraph-rsid="00364540"/>
    </style:style>
    <style:style style:name="P35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style:font-name="Liberation Sans" officeooo:rsid="000af01e" officeooo:paragraph-rsid="000af01e"/>
    </style:style>
    <style:style style:name="P36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style:font-name="Liberation Sans" officeooo:rsid="000af01e" officeooo:paragraph-rsid="00145707"/>
    </style:style>
    <style:style style:name="P37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style:font-name="Liberation Sans" officeooo:rsid="000af01e" officeooo:paragraph-rsid="000e6d28"/>
    </style:style>
    <style:style style:name="P38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style:font-name="Liberation Sans" officeooo:rsid="000af01e" officeooo:paragraph-rsid="00347635"/>
    </style:style>
    <style:style style:name="P39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style:font-name="Liberation Sans" officeooo:rsid="00347635" officeooo:paragraph-rsid="001cd0e4"/>
    </style:style>
    <style:style style:name="P40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style:font-name="Liberation Sans" officeooo:rsid="00347635" officeooo:paragraph-rsid="003a0598"/>
    </style:style>
    <style:style style:name="P41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style:font-name="Liberation Sans" officeooo:paragraph-rsid="000af01e"/>
    </style:style>
    <style:style style:name="P42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style:font-name="Liberation Sans" fo:font-style="normal" officeooo:rsid="000af01e" officeooo:paragraph-rsid="000af01e" style:font-style-asian="normal" style:font-style-complex="normal"/>
    </style:style>
    <style:style style:name="P43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style:font-name="Liberation Sans" fo:font-style="normal" officeooo:rsid="000b4e04" officeooo:paragraph-rsid="000c2c72" style:font-style-asian="normal" style:font-style-complex="normal"/>
    </style:style>
    <style:style style:name="P44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style:font-name="Liberation Sans" fo:font-style="normal" officeooo:rsid="000c2c72" officeooo:paragraph-rsid="000c2c72" style:font-style-asian="normal" style:font-style-complex="normal"/>
    </style:style>
    <style:style style:name="P45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style:font-name="Liberation Sans" fo:font-style="normal" officeooo:rsid="001bcef2" officeooo:paragraph-rsid="0024fe63" style:font-style-asian="normal" style:font-style-complex="normal"/>
    </style:style>
    <style:style style:name="P46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style:font-name="Liberation Sans" fo:font-style="normal" officeooo:rsid="002ca868" officeooo:paragraph-rsid="002ca868" style:font-style-asian="normal" style:font-style-complex="normal"/>
    </style:style>
    <style:style style:name="P47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style:font-name="Liberation Sans" fo:font-style="normal" officeooo:rsid="000d9c5a" officeooo:paragraph-rsid="000d9c5a" style:font-style-asian="normal" style:font-style-complex="normal"/>
    </style:style>
    <style:style style:name="P48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style:font-name="Liberation Sans" fo:font-style="normal" fo:font-weight="normal" officeooo:rsid="000b4e04" officeooo:paragraph-rsid="000b4e04" style:font-style-asian="normal" style:font-weight-asian="normal" style:font-style-complex="normal" style:font-weight-complex="normal"/>
    </style:style>
    <style:style style:name="P49" style:family="paragraph" style:parent-style-name="Text_20_body" style:list-style-name="L3">
      <style:paragraph-properties fo:margin-top="0cm" fo:margin-bottom="0cm" loext:contextual-spacing="false" fo:text-align="start" style:justify-single-word="false"/>
      <style:text-properties style:font-name="Liberation Sans" fo:font-style="normal" fo:font-weight="normal" officeooo:rsid="00182b9b" officeooo:paragraph-rsid="00182b9b" style:font-style-asian="normal" style:font-weight-asian="normal" style:font-style-complex="normal" style:font-weight-complex="normal"/>
    </style:style>
    <style:style style:name="P50" style:family="paragraph" style:parent-style-name="Text_20_body" style:list-style-name="L3">
      <style:paragraph-properties fo:margin-top="0cm" fo:margin-bottom="0cm" loext:contextual-spacing="false" fo:text-align="start" style:justify-single-word="false"/>
      <style:text-properties style:font-name="Liberation Sans" fo:font-style="normal" fo:font-weight="normal" officeooo:rsid="002e54e4" officeooo:paragraph-rsid="002fc9e0" style:font-style-asian="normal" style:font-weight-asian="normal" style:font-style-complex="normal" style:font-weight-complex="normal"/>
    </style:style>
    <style:style style:name="P51" style:family="paragraph" style:parent-style-name="Text_20_body" style:list-style-name="L3">
      <style:paragraph-properties fo:margin-top="0cm" fo:margin-bottom="0cm" loext:contextual-spacing="false" fo:text-align="start" style:justify-single-word="false"/>
      <style:text-properties style:font-name="Liberation Sans" fo:font-style="normal" fo:font-weight="normal" officeooo:rsid="002e54e4" officeooo:paragraph-rsid="002e54e4" style:font-style-asian="normal" style:font-weight-asian="normal" style:font-style-complex="normal" style:font-weight-complex="normal"/>
    </style:style>
    <style:style style:name="P52" style:family="paragraph" style:parent-style-name="Text_20_body" style:list-style-name="L3">
      <style:paragraph-properties fo:margin-top="0cm" fo:margin-bottom="0cm" loext:contextual-spacing="false" fo:text-align="start" style:justify-single-word="false"/>
      <style:text-properties style:font-name="Liberation Sans" fo:font-style="normal" fo:font-weight="normal" officeooo:rsid="0021d9ec" officeooo:paragraph-rsid="002ca868" style:font-style-asian="normal" style:font-weight-asian="normal" style:font-style-complex="normal" style:font-weight-complex="normal"/>
    </style:style>
    <style:style style:name="P53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ans" fo:font-style="normal" fo:font-weight="normal" officeooo:rsid="00376221" officeooo:paragraph-rsid="00376221" style:font-style-asian="normal" style:font-weight-asian="normal" style:font-style-complex="normal" style:font-weight-complex="normal"/>
    </style:style>
    <style:style style:name="P54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ans" fo:font-style="normal" fo:font-weight="normal" officeooo:rsid="003a3c36" officeooo:paragraph-rsid="003a3c36" style:font-style-asian="normal" style:font-weight-asian="normal" style:font-style-complex="normal" style:font-weight-complex="normal"/>
    </style:style>
    <style:style style:name="P55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style:font-name="Liberation Sans" officeooo:rsid="000b4e04" officeooo:paragraph-rsid="000b4e04"/>
    </style:style>
    <style:style style:name="P56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style:font-name="Liberation Sans" officeooo:rsid="000c2c72" officeooo:paragraph-rsid="000c2c72"/>
    </style:style>
    <style:style style:name="P57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style:font-name="Liberation Sans" officeooo:rsid="0010692b" officeooo:paragraph-rsid="0024fe63"/>
    </style:style>
    <style:style style:name="P58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style:font-name="Courier 10 Pitch" fo:font-style="normal" fo:font-weight="bold" officeooo:rsid="000c2c72" officeooo:paragraph-rsid="000e6d28" style:font-style-asian="normal" style:font-weight-asian="bold" style:font-style-complex="normal" style:font-weight-complex="bold"/>
    </style:style>
    <style:style style:name="P59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style:font-name="Courier 10 Pitch" fo:font-style="normal" fo:font-weight="bold" officeooo:rsid="000c2c72" officeooo:paragraph-rsid="00333357" style:font-style-asian="normal" style:font-weight-asian="bold" style:font-style-complex="normal" style:font-weight-complex="bold"/>
    </style:style>
    <style:style style:name="P60" style:family="paragraph" style:parent-style-name="Text_20_body" style:list-style-name="L2">
      <style:paragraph-properties fo:margin-top="0cm" fo:margin-bottom="0cm" loext:contextual-spacing="false" fo:text-align="start" style:justify-single-word="false"/>
      <style:text-properties officeooo:paragraph-rsid="001027e6"/>
    </style:style>
    <style:style style:name="P61" style:family="paragraph" style:parent-style-name="Text_20_body" style:list-style-name="L3">
      <style:paragraph-properties fo:margin-top="0cm" fo:margin-bottom="0cm" loext:contextual-spacing="false" fo:text-align="start" style:justify-single-word="false"/>
      <style:text-properties officeooo:paragraph-rsid="001027e6"/>
    </style:style>
    <style:style style:name="P62" style:family="paragraph" style:parent-style-name="Text_20_body" style:list-style-name="L3">
      <style:paragraph-properties fo:margin-top="0cm" fo:margin-bottom="0cm" loext:contextual-spacing="false" fo:text-align="start" style:justify-single-word="false"/>
      <style:text-properties officeooo:paragraph-rsid="0021d9ec"/>
    </style:style>
    <style:style style:name="P63" style:family="paragraph" style:parent-style-name="Text_20_body" style:list-style-name="L3">
      <style:paragraph-properties fo:margin-top="0cm" fo:margin-bottom="0cm" loext:contextual-spacing="false" fo:text-align="start" style:justify-single-word="false"/>
      <style:text-properties officeooo:paragraph-rsid="002fc9e0"/>
    </style:style>
    <style:style style:name="P64" style:family="paragraph" style:parent-style-name="Text_20_body" style:list-style-name="L3">
      <style:paragraph-properties fo:margin-top="0cm" fo:margin-bottom="0cm" loext:contextual-spacing="false" fo:text-align="start" style:justify-single-word="false"/>
      <style:text-properties officeooo:rsid="002e54e4" officeooo:paragraph-rsid="002e54e4"/>
    </style:style>
    <style:style style:name="P65" style:family="paragraph" style:parent-style-name="Text_20_body" style:list-style-name="L3">
      <style:paragraph-properties fo:margin-top="0cm" fo:margin-bottom="0cm" loext:contextual-spacing="false" fo:text-align="start" style:justify-single-word="false" fo:break-before="page"/>
      <style:text-properties style:font-name="Liberation Sans" fo:font-size="16.1000003814697pt" fo:font-style="normal" fo:font-weight="bold" officeooo:rsid="00364540" officeooo:paragraph-rsid="00364540" style:font-name-asian="WenQuanYi Zen Hei Sharp" style:font-size-asian="16.1000003814697pt" style:font-style-asian="normal" style:font-weight-asian="bold" style:font-name-complex="Lohit Devanagari" style:font-size-complex="16.1000003814697pt" style:font-style-complex="normal" style:font-weight-complex="bold"/>
    </style:style>
    <style:style style:name="P66" style:family="paragraph" style:parent-style-name="Text_20_body" style:list-style-name="L1">
      <style:paragraph-properties fo:margin-left="2.501cm" fo:margin-right="0cm" fo:margin-top="0cm" fo:margin-bottom="0cm" loext:contextual-spacing="false" fo:text-align="start" style:justify-single-word="false" fo:text-indent="-0.635cm" style:auto-text-indent="false"/>
      <style:text-properties style:font-name="Liberation Sans" officeooo:rsid="000d9c5a" officeooo:paragraph-rsid="000d9c5a"/>
    </style:style>
    <style:style style:name="P67" style:family="paragraph" style:parent-style-name="Text_20_body" style:list-style-name="L3">
      <style:paragraph-properties fo:margin-left="2.501cm" fo:margin-right="0cm" fo:margin-top="0cm" fo:margin-bottom="0cm" loext:contextual-spacing="false" fo:text-align="start" style:justify-single-word="false" fo:text-indent="-0.635cm" style:auto-text-indent="false"/>
      <style:text-properties style:font-name="Liberation Sans" fo:font-weight="normal" officeooo:rsid="001606f8" officeooo:paragraph-rsid="001606f8" style:font-weight-asian="normal" style:font-weight-complex="normal"/>
    </style:style>
    <style:style style:name="P68" style:family="paragraph" style:parent-style-name="Text_20_body" style:list-style-name="L3">
      <style:paragraph-properties fo:margin-left="2.501cm" fo:margin-right="0cm" fo:margin-top="0cm" fo:margin-bottom="0cm" loext:contextual-spacing="false" fo:text-align="start" style:justify-single-word="false" fo:text-indent="-0.635cm" style:auto-text-indent="false"/>
      <style:text-properties style:font-name="Liberation Sans" fo:font-weight="normal" officeooo:rsid="000d9c5a" officeooo:paragraph-rsid="001027e6" style:font-weight-asian="normal" style:font-weight-complex="normal"/>
    </style:style>
    <style:style style:name="P69" style:family="paragraph" style:parent-style-name="Text_20_body" style:list-style-name="L3">
      <style:paragraph-properties fo:margin-left="2.501cm" fo:margin-right="0cm" fo:margin-top="0cm" fo:margin-bottom="0cm" loext:contextual-spacing="false" fo:text-align="start" style:justify-single-word="false" fo:text-indent="-0.635cm" style:auto-text-indent="false"/>
      <style:text-properties style:font-name="Liberation Sans" fo:font-style="normal" fo:font-weight="normal" officeooo:rsid="001606f8" officeooo:paragraph-rsid="001606f8" style:font-style-asian="normal" style:font-weight-asian="normal" style:font-style-complex="normal" style:font-weight-complex="normal"/>
    </style:style>
    <style:style style:name="P70" style:family="paragraph" style:parent-style-name="Text_20_body" style:list-style-name="L3">
      <style:paragraph-properties fo:margin-left="2.501cm" fo:margin-right="0cm" fo:margin-top="0cm" fo:margin-bottom="0cm" loext:contextual-spacing="false" fo:text-align="start" style:justify-single-word="false" fo:text-indent="-0.635cm" style:auto-text-indent="false"/>
      <style:text-properties style:font-name="Liberation Sans" fo:font-style="normal" fo:font-weight="normal" officeooo:rsid="001027e6" officeooo:paragraph-rsid="001027e6" style:font-style-asian="normal" style:font-weight-asian="normal" style:font-style-complex="normal" style:font-weight-complex="normal"/>
    </style:style>
    <style:style style:name="P71" style:family="paragraph" style:parent-style-name="Text_20_body" style:list-style-name="L3">
      <style:paragraph-properties fo:margin-left="2.501cm" fo:margin-right="0cm" fo:margin-top="0cm" fo:margin-bottom="0cm" loext:contextual-spacing="false" fo:text-align="start" style:justify-single-word="false" fo:text-indent="-0.635cm" style:auto-text-indent="false"/>
      <style:text-properties style:font-name="Liberation Sans" fo:font-style="normal" fo:font-weight="normal" officeooo:rsid="00145707" officeooo:paragraph-rsid="00145707" style:font-style-asian="normal" style:font-weight-asian="normal" style:font-style-complex="normal" style:font-weight-complex="normal"/>
    </style:style>
    <style:style style:name="P72" style:family="paragraph" style:parent-style-name="Text_20_body" style:list-style-name="L1">
      <style:paragraph-properties fo:margin-left="2.501cm" fo:margin-right="0cm" fo:margin-top="0cm" fo:margin-bottom="0cm" loext:contextual-spacing="false" fo:text-align="start" style:justify-single-word="false" fo:text-indent="-0.635cm" style:auto-text-indent="false"/>
      <style:text-properties style:font-name="Courier 10 Pitch" fo:font-style="normal" fo:font-weight="bold" officeooo:rsid="000c2c72" officeooo:paragraph-rsid="000d9c5a" style:font-style-asian="normal" style:font-weight-asian="bold" style:font-style-complex="normal" style:font-weight-complex="bold"/>
    </style:style>
    <style:style style:name="P73" style:family="paragraph" style:parent-style-name="Text_20_body" style:list-style-name="L1">
      <style:paragraph-properties fo:margin-left="1.251cm" fo:margin-right="0cm" fo:margin-top="0cm" fo:margin-bottom="0cm" loext:contextual-spacing="false" fo:text-align="start" style:justify-single-word="false" fo:text-indent="-0.635cm" style:auto-text-indent="false"/>
      <style:text-properties style:font-name="Liberation Sans" fo:font-style="normal" officeooo:rsid="000d9c5a" officeooo:paragraph-rsid="000d9c5a" style:font-style-asian="normal" style:font-style-complex="normal"/>
    </style:style>
    <style:style style:name="P74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Liberation Sans" officeooo:rsid="000a19f7" officeooo:paragraph-rsid="003a3641"/>
    </style:style>
    <style:style style:name="P75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0a19f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a19f7" style:font-style-asian="italic" style:font-style-complex="italic"/>
    </style:style>
    <style:style style:name="T4" style:family="text">
      <style:text-properties fo:font-style="italic" officeooo:rsid="0021d717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027e6" style:font-style-asian="normal" style:font-style-complex="normal"/>
    </style:style>
    <style:style style:name="T8" style:family="text">
      <style:text-properties fo:font-style="normal" officeooo:rsid="0010692b" style:font-style-asian="normal" style:font-style-complex="normal"/>
    </style:style>
    <style:style style:name="T9" style:family="text">
      <style:text-properties fo:font-style="normal" officeooo:rsid="00145707" style:font-style-asian="normal" style:font-style-complex="normal"/>
    </style:style>
    <style:style style:name="T10" style:family="text">
      <style:text-properties fo:font-style="normal" officeooo:rsid="001606f8" style:font-style-asian="normal" style:font-style-complex="normal"/>
    </style:style>
    <style:style style:name="T11" style:family="text">
      <style:text-properties fo:font-style="normal" officeooo:rsid="001bcef2" style:font-style-asian="normal" style:font-style-complex="normal"/>
    </style:style>
    <style:style style:name="T12" style:family="text">
      <style:text-properties fo:font-style="normal" officeooo:rsid="0021d9ec" style:font-style-asian="normal" style:font-style-complex="normal"/>
    </style:style>
    <style:style style:name="T13" style:family="text">
      <style:text-properties fo:font-style="normal" officeooo:rsid="002362fb" style:font-style-asian="normal" style:font-style-complex="normal"/>
    </style:style>
    <style:style style:name="T14" style:family="text">
      <style:text-properties fo:font-style="normal" officeooo:rsid="00290085" style:font-style-asian="normal" style:font-style-complex="normal"/>
    </style:style>
    <style:style style:name="T15" style:family="text">
      <style:text-properties fo:font-style="normal" officeooo:rsid="002ac10b" style:font-style-asian="normal" style:font-style-complex="normal"/>
    </style:style>
    <style:style style:name="T16" style:family="text">
      <style:text-properties fo:font-style="normal" officeooo:rsid="002b295e" style:font-style-asian="normal" style:font-style-complex="normal"/>
    </style:style>
    <style:style style:name="T17" style:family="text">
      <style:text-properties fo:font-style="normal" officeooo:rsid="002ca868" style:font-style-asian="normal" style:font-style-complex="normal"/>
    </style:style>
    <style:style style:name="T18" style:family="text">
      <style:text-properties fo:font-style="normal" officeooo:rsid="00333357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0c2c72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3081b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bcef2" style:font-style-asian="normal" style:font-weight-asian="normal" style:font-style-complex="normal" style:font-weight-complex="normal"/>
    </style:style>
    <style:style style:name="T23" style:family="text">
      <style:text-properties officeooo:rsid="000b4e04"/>
    </style:style>
    <style:style style:name="T24" style:family="text">
      <style:text-properties style:font-name="Courier 10 Pitch"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style:font-name="Courier 10 Pitch" fo:font-style="normal" fo:font-weight="bold" officeooo:rsid="000c2c72" style:font-style-asian="normal" style:font-weight-asian="bold" style:font-style-complex="normal" style:font-weight-complex="bold"/>
    </style:style>
    <style:style style:name="T26" style:family="text">
      <style:text-properties style:font-name="Courier 10 Pitch" fo:font-style="normal" fo:font-weight="bold" officeooo:rsid="001027e6" style:font-style-asian="normal" style:font-weight-asian="bold" style:font-style-complex="normal" style:font-weight-complex="bold"/>
    </style:style>
    <style:style style:name="T27" style:family="text">
      <style:text-properties style:font-name="Courier 10 Pitch" fo:font-style="normal" fo:font-weight="bold" officeooo:rsid="00290085" style:font-style-asian="normal" style:font-weight-asian="bold" style:font-style-complex="normal" style:font-weight-complex="bold"/>
    </style:style>
    <style:style style:name="T28" style:family="text">
      <style:text-properties style:font-name="Courier 10 Pitch" fo:font-style="normal" fo:font-weight="bold" officeooo:rsid="002ca868" style:font-style-asian="normal" style:font-weight-asian="bold" style:font-style-complex="normal" style:font-weight-complex="bold"/>
    </style:style>
    <style:style style:name="T29" style:family="text">
      <style:text-properties style:font-name="Courier 10 Pitch" fo:font-weight="bold" officeooo:rsid="000c2c72" style:font-weight-asian="bold" style:font-weight-complex="bold"/>
    </style:style>
    <style:style style:name="T30" style:family="text">
      <style:text-properties officeooo:rsid="000e6d28"/>
    </style:style>
    <style:style style:name="T31" style:family="text">
      <style:text-properties officeooo:rsid="0010692b"/>
    </style:style>
    <style:style style:name="T32" style:family="text">
      <style:text-properties officeooo:rsid="00133d17"/>
    </style:style>
    <style:style style:name="T33" style:family="text">
      <style:text-properties officeooo:rsid="00171ec3"/>
    </style:style>
    <style:style style:name="T34" style:family="text">
      <style:text-properties officeooo:rsid="001e4cd0"/>
    </style:style>
    <style:style style:name="T35" style:family="text">
      <style:text-properties officeooo:rsid="0021d717"/>
    </style:style>
    <style:style style:name="T36" style:family="text">
      <style:text-properties officeooo:rsid="0021d9ec"/>
    </style:style>
    <style:style style:name="T37" style:family="tex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style:font-name="Liberation Sans" fo:font-style="normal" fo:font-weight="normal" officeooo:rsid="000d9c5a" style:font-style-asian="normal" style:font-weight-asian="normal" style:font-style-complex="normal" style:font-weight-complex="normal"/>
    </style:style>
    <style:style style:name="T39" style:family="text">
      <style:text-properties style:font-name="Liberation Sans" fo:font-style="normal" fo:font-weight="normal" officeooo:rsid="001027e6" style:font-style-asian="normal" style:font-weight-asian="normal" style:font-style-complex="normal" style:font-weight-complex="normal"/>
    </style:style>
    <style:style style:name="T40" style:family="text">
      <style:text-properties style:font-name="Liberation Sans" fo:font-style="normal" fo:font-weight="normal" officeooo:rsid="0024fe63" style:font-style-asian="normal" style:font-weight-asian="normal" style:font-style-complex="normal" style:font-weight-complex="normal"/>
    </style:style>
    <style:style style:name="T41" style:family="text">
      <style:text-properties style:font-name="Liberation Sans" fo:font-style="normal" fo:font-weight="normal" officeooo:rsid="00171ec3" style:font-style-asian="normal" style:font-weight-asian="normal" style:font-style-complex="normal" style:font-weight-complex="normal"/>
    </style:style>
    <style:style style:name="T42" style:family="text">
      <style:text-properties style:font-name="Liberation Sans" fo:font-style="normal" fo:font-weight="normal" officeooo:rsid="001606f8" style:font-style-asian="normal" style:font-weight-asian="normal" style:font-style-complex="normal" style:font-weight-complex="normal"/>
    </style:style>
    <style:style style:name="T43" style:family="text">
      <style:text-properties style:font-name="Liberation Sans" fo:font-style="normal" fo:font-weight="normal" officeooo:rsid="0021d9ec" style:font-style-asian="normal" style:font-weight-asian="normal" style:font-style-complex="normal" style:font-weight-complex="normal"/>
    </style:style>
    <style:style style:name="T44" style:family="text">
      <style:text-properties style:font-name="Liberation Sans" fo:font-style="normal" fo:font-weight="normal" officeooo:rsid="00250e70" style:font-style-asian="normal" style:font-weight-asian="normal" style:font-style-complex="normal" style:font-weight-complex="normal"/>
    </style:style>
    <style:style style:name="T45" style:family="text">
      <style:text-properties style:font-name="Liberation Sans" fo:font-style="normal" fo:font-weight="normal" officeooo:rsid="002ca868" style:font-style-asian="normal" style:font-weight-asian="normal" style:font-style-complex="normal" style:font-weight-complex="normal"/>
    </style:style>
    <style:style style:name="T46" style:family="text">
      <style:text-properties style:font-name="Liberation Sans" fo:font-style="normal" fo:font-weight="normal" officeooo:rsid="002e54e4" style:font-style-asian="normal" style:font-weight-asian="normal" style:font-style-complex="normal" style:font-weight-complex="normal"/>
    </style:style>
    <style:style style:name="T47" style:family="text">
      <style:text-properties style:font-name="Liberation Sans" fo:font-style="normal" fo:font-weight="normal" officeooo:rsid="00305aa9" style:font-style-asian="normal" style:font-weight-asian="normal" style:font-style-complex="normal" style:font-weight-complex="normal"/>
    </style:style>
    <style:style style:name="T48" style:family="text">
      <style:text-properties style:font-name="Liberation Sans" fo:font-style="normal" fo:font-weight="normal" officeooo:rsid="00333357" style:font-style-asian="normal" style:font-weight-asian="normal" style:font-style-complex="normal" style:font-weight-complex="normal"/>
    </style:style>
    <style:style style:name="T49" style:family="text"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T50" style:family="text">
      <style:text-properties style:font-name="Liberation Sans" fo:font-style="normal" fo:font-weight="bold" officeooo:rsid="00250e70" style:font-style-asian="normal" style:font-weight-asian="bold" style:font-style-complex="normal" style:font-weight-complex="bold"/>
    </style:style>
    <style:style style:name="T51" style:family="text">
      <style:text-properties style:font-name="Liberation Sans" fo:font-style="italic" fo:font-weight="normal" officeooo:rsid="001027e6" style:font-style-asian="italic" style:font-weight-asian="normal" style:font-style-complex="italic" style:font-weight-complex="normal"/>
    </style:style>
    <style:style style:name="T52" style:family="text">
      <style:text-properties style:font-name="Liberation Sans" fo:font-style="italic" fo:font-weight="normal" officeooo:rsid="0021d9ec" style:font-style-asian="italic" style:font-weight-asian="normal" style:font-style-complex="italic" style:font-weight-complex="normal"/>
    </style:style>
    <style:style style:name="T53" style:family="text">
      <style:text-properties style:font-name="Liberation Sans" fo:font-style="italic" fo:font-weight="normal" officeooo:rsid="00250e70" style:font-style-asian="italic" style:font-weight-asian="normal" style:font-style-complex="italic" style:font-weight-complex="normal"/>
    </style:style>
    <style:style style:name="T54" style:family="text">
      <style:text-properties style:font-name="Liberation Sans" officeooo:rsid="000a19f7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officeooo:rsid="00250e70"/>
    </style:style>
    <style:style style:name="T57" style:family="text">
      <style:text-properties officeooo:rsid="002ac10b"/>
    </style:style>
    <style:style style:name="T58" style:family="text">
      <style:text-properties officeooo:rsid="002b295e"/>
    </style:style>
    <style:style style:name="T59" style:family="text">
      <style:text-properties officeooo:rsid="0032736a"/>
    </style:style>
    <style:style style:name="T60" style:family="text">
      <style:text-properties officeooo:rsid="00347635"/>
    </style:style>
    <style:style style:name="T61" style:family="text">
      <style:text-properties officeooo:rsid="00376221"/>
    </style:style>
    <style:style style:name="T62" style:family="text">
      <style:text-properties officeooo:rsid="0039102b"/>
    </style:style>
    <style:style style:name="T63" style:family="text">
      <style:text-properties officeooo:rsid="003a364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5" text:outline-level="1"><text:span text:style-name="T60">Installation of or </text:span>Conversion to WRFV3</text:h>
      <text:list xml:id="list3444590431382346014" text:style-name="L1">
        <text:list-item>
          <text:p text:style-name="P23">Decide on a BASEDIR, and make the directory if ne<text:span text:style-name="T59">cessary</text:span>.</text:p>
          <text:p text:style-name="P29">mkdir /path/to/yourBaseDir</text:p>
          <text:p text:style-name="P25">It is strongly recommended that you do <text:span text:style-name="T5">not</text:span><text:span text:style-name="T19"> use an old directory used with WRFV2</text:span></text:p>
        </text:list-item>
        <text:list-item>
          <text:p text:style-name="P26"><text:span text:style-name="T1">Export BASEDIR. I suggest adding this to ~/.bashrc as </text:span><text:span text:style-name="T3">everything</text:span><text:span text:style-name="T1"> depends on it.</text:span></text:p>
          <text:p text:style-name="P29">export BASEDIR=yourBaseDir</text:p>
        </text:list-item>
        <text:list-item>
          <text:p text:style-name="P24">Ensure that $BASEDIR/bin is in your PATH</text:p>
          <text:p text:style-name="P29">export PATH+=:$BASEDIR/bin</text:p>
        </text:list-item>
        <text:list-item>
          <text:p text:style-name="P27">Make sure you have enough space: <text:span text:style-name="T35">Note <text:s/>that the unpacked geog is 16GiB! But see the notes at the end.</text:span></text:p>
        </text:list-item>
        <text:list-item>
          <text:p text:style-name="P28">Untar <text:span text:style-name="T63">rasp</text:span>GM<text:span text:style-name="T58">.</text:span>tgz, <text:span text:style-name="T63">raspGM-bin.tgz, </text:span>geog.t<text:span text:style-name="T63">ar.</text:span>gz <text:span text:style-name="T63">and rangs.tgz </text:span>in $BASEDIR </text:p>
          <text:p text:style-name="P29">cd $BASEDIR</text:p>
          <text:p text:style-name="P30">tar xzf <text:span text:style-name="T63">rasp</text:span>GM.tgz</text:p>
          <text:p text:style-name="P30">tar xzf <text:span text:style-name="T63">rasp</text:span>GM-<text:span text:style-name="T63">bin</text:span>.tgz</text:p>
          <text:p text:style-name="P30">tar xzf <text:span text:style-name="T63">geog.tar.gz</text:span></text:p>
          <text:p text:style-name="P30">tar xzf <text:span text:style-name="T63">rangs</text:span>.tgz</text:p>
        </text:list-item>
      </text:list>
      <text:p text:style-name="P74">You should have at least</text:p>
      <text:p text:style-name="P21">bin<text:tab/> <text:s text:c="8"/>GM <text:tab/>HTML rasp.site.parameters<text:tab/>lib </text:p>
      <text:p text:style-name="P21">region.TEMPLATE <text:tab/>rasp.site.runenvironment<text:tab/> <text:s/>RUN.TABLES</text:p>
      <text:p text:style-name="P19"/>
      <text:list xml:id="list141506277077606" text:continue-numbering="true" text:style-name="L1">
        <text:list-item>
          <text:p text:style-name="P31">Examine $BASEDIR/rasp.site.runenvironment. <text:span text:style-name="T60">If you have an old version, amend the new copy in the light of this.</text:span> <text:span text:style-name="T35">If you already have the “rangs” database, adjust as necessary. Otherwise you should untar rangs.tgz in $BASEDIR/lib.</text:span></text:p>
          <text:p text:style-name="P31"/>
          <text:p text:style-name="P31"><text:span text:style-name="T35">Note also the flag for “CURR_ONLY”. If true, files produced for a run for REGIONXYZ+1 yield files named </text:span><text:span text:style-name="T4">param.curr.HHMMlst.d2…</text:span><text:span text:style-name="T35"> and not </text:span><text:span text:style-name="T4">param.curr+1.HHMMlst.d2…</text:span></text:p>
          <text:p text:style-name="P33"/>
        </text:list-item>
        <text:list-item>
          <text:p text:style-name="P32"><text:span text:style-name="T58">Examine rasp.site.parameters in the light of </text:span>your old rasp.site.parameters, <text:span text:style-name="T60">if you have this</text:span>. <text:span text:style-name="T58">Note the addition of $PROXY for curl; uncomment / adjust as necessary.</text:span></text:p>
          <text:p text:style-name="P39"/>
        </text:list-item>
        <text:list-item>
          <text:p text:style-name="P40">If you are doing a first-time installation, Go the the very last page and continue from there.</text:p>
          <text:p text:style-name="P40"/>
          <text:p text:style-name="P40">If you are converting from a working WRFV2 installation, continue with the steps below.</text:p>
          <text:p text:style-name="P34"/>
        </text:list-item>
        <text:list-item>
          <text:p text:style-name="P34">Copy the whole of <text:span text:style-name="T36">region.TEMPLATE </text:span>to REGIONXYZ</text:p>
          <text:p text:style-name="P58"/>
          <text:p text:style-name="P58">cp -a <text:span text:style-name="T36">region.template</text:span> REGIONXYZ</text:p>
          <text:p text:style-name="P41"/>
        </text:list-item>
        <text:list-item>
          <text:p text:style-name="P35">Copy your old wrfsi.nl <text:span text:style-name="T34">for REGIONXYZ </text:span>to <text:span text:style-name="T34">$BASEDIR/</text:span>REGIONXYZ</text:p>
          <text:p text:style-name="P35"/>
        </text:list-item>
        <text:list-item>
          <text:p text:style-name="P36"><text:span text:style-name="T30">In </text:span>directory REGIONXYZ, run <text:span text:style-name="T25">wrfsi2wps.pl</text:span> <text:span text:style-name="T32">to make a new </text:span><text:soft-page-break/><text:span text:style-name="T32">namelist.wps.template</text:span></text:p>
          <text:p text:style-name="P59">cd REGIONXYZ</text:p>
          <text:p text:style-name="P59">wrfsi2wps.pl</text:p>
        </text:list-item>
      </text:list>
      <text:p text:style-name="P1"><text:tab/></text:p>
      <text:list xml:id="list141507491189864" text:continue-numbering="true" text:style-name="L1">
        <text:list-item>
          <text:p text:style-name="P37">You may need to adjust wrfsi.nl – it tells you what to do. If you change wrfsi.nl, <text:span text:style-name="T30">you will also need </text:span>to copy it to your website if you<text:span text:style-name="T34">r website </text:span>use<text:span text:style-name="T34">s</text:span> the cgi-bin utilities ij2latlon.PL or latlon2 ij.PL</text:p>
          <text:p text:style-name="P35"/>
        </text:list-item>
        <text:list-item>
          <text:p text:style-name="P38">Run <text:span text:style-name="T25">plotgrids</text:span>. <text:span text:style-name="T63">This is only a confirmation that your region is what you expect; it is non critical if it should fail. </text:span></text:p>
          <text:p text:style-name="P38"/>
          <text:p text:style-name="P38"><text:span text:style-name="T60">E</text:span>nsure that the white line encloses your area of interest, <text:span text:style-name="T60">and remember that there must be a five point region inside the white line for RASP, so it needs to be bigger than the actual area of interest – how much bigger depends on the resolution. </text:span>If <text:span text:style-name="T23">change is needed</text:span>, adjust wrfsi.nl and return to Step <text:span text:style-name="T36">10</text:span>. You <text:span text:style-name="T2">can</text:span> adjust namelist.wps.template, but this <text:span text:style-name="T31">is not recommended as it </text:span>may result in complaints from plotgrids, and you may <text:span text:style-name="T6">need </text:span><text:span text:style-name="T8">an accurate </text:span><text:span text:style-name="T6">wrfsi.nl for your website.</text:span></text:p>
          <text:p text:style-name="P42"/>
        </text:list-item>
        <text:list-item>
          <text:p text:style-name="P55"><text:span text:style-name="T6">Update namelist.input.template to your new namelist.wps.template by running </text:span><text:span text:style-name="T25">wps2input.pl</text:span><text:span text:style-name="T19"> </text:span><text:span text:style-name="T21">T</text:span><text:span text:style-name="T19">his also creates namelist.wps for you (needed by geogrid.exe).</text:span></text:p>
          <text:p text:style-name="P48"/>
        </text:list-item>
        <text:list-item>
          <text:p text:style-name="P43">Run <text:span text:style-name="T29">geogrid.exe</text:span> and check that it finishes with</text:p>
        </text:list-item>
      </text:list>
      <text:p text:style-name="P20">!!!!!!!!!!!!!!!!!!!!!!!!!!!!!!!!!!!!!!!!!!!!! </text:p>
      <text:p text:style-name="P20">! <text:s/>Successful completion of geogrid. <text:s text:c="7"/>! </text:p>
      <text:p text:style-name="P20">!!!!!!!!!!!!!!!!!!!!!!!!!!!!!!!!!!!!!!!!!!!!! </text:p>
      <text:p text:style-name="P22"><text:tab/>If there is a problem, also check geogrid.log<text:tab/></text:p>
      <text:p text:style-name="P22"/>
      <text:list xml:id="list141507759925344" text:continue-numbering="true" text:style-name="L1">
        <text:list-item>
          <text:p text:style-name="P56"><text:span text:style-name="T6">Copy </text:span><text:span text:style-name="T12">your old</text:span><text:span text:style-name="T6"> </text:span><text:span text:style-name="T24">rasp.run.parameters.REGIONXYZ</text:span><text:span text:style-name="T6"> to directory REGIONXYZ</text:span></text:p>
          <text:p text:style-name="P44"/>
        </text:list-item>
        <text:list-item>
          <text:p text:style-name="P57"><text:span text:style-name="T6">Copy your old </text:span><text:span text:style-name="T25">rasp.region_data.ncl</text:span><text:span text:style-name="T22"> (AKA </text:span><text:span text:style-name="T27">rasp.ncl.region.data</text:span><text:span text:style-name="T22">)</text:span><text:span text:style-name="T27"> </text:span><text:span text:style-name="T20">and</text:span><text:span text:style-name="T25"> rasp.site_load*.ncl</text:span><text:span text:style-name="T6"> files from your old NCL </text:span><text:span text:style-name="T9">(or GM)</text:span><text:span text:style-name="T6"> directory to $BASEDIR/GM </text:span><text:span text:style-name="T14">You may wish to </text:span><text:span text:style-name="T18">also </text:span><text:span text:style-name="T14">save the old files as examples to</text:span><text:span text:style-name="T11"> help with your mods.</text:span></text:p>
          <text:p text:style-name="P45"/>
        </text:list-item>
        <text:list-item>
          <text:p text:style-name="P57"><text:span text:style-name="T16">There is now a single </text:span><text:span text:style-name="T17">library for ncl entitled</text:span><text:span text:style-name="T13"> </text:span><text:span text:style-name="T25">ncl_jack_fortran.so</text:span></text:p>
          <text:p text:style-name="P46">which is in $BASEDIR/GM/LIB</text:p>
        </text:list-item>
      </text:list>
      <text:p text:style-name="P11"/>
      <text:p text:style-name="P13">If you insist on running a 32-bit version of ncl, copy DrJack's <text:span text:style-name="T29">ncl_jack_fortran.so</text:span> and <text:span text:style-name="T29">wrf_user_fortran_util_0.so</text:span> to $BASEDIR/GM/LIB </text:p>
      <text:p text:style-name="P14"/>
      <text:list xml:id="list141507828038667" text:continue-numbering="true" text:style-name="L1">
        <text:list-item>
          <text:p text:style-name="P47">Run the program(!): do</text:p>
          <text:list>
            <text:list-header>
              <text:p text:style-name="P66"><text:span text:style-name="T25">runGM REGIONXYZ </text:span><text:span text:style-name="T26">&amp;</text:span><text:span text:style-name="T6"> </text:span></text:p>
            </text:list-header>
          </text:list>
        </text:list-item>
      </text:list>
      <text:p text:style-name="P12">Note that you do not need to run this in the REGIONXYZ directory</text:p>
      <text:list xml:id="list14150820996040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73">Check progress with </text:p>
                                              <text:p text:style-name="P72">tail -f <text:span text:style-name="T33">$BASEDIR/REGIONXYZ/</text:span>LOG/GM.printout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2">NOTES:</text:p>
      <text:p text:style-name="P2"/>
      <text:list xml:id="list8543326672827351947" text:style-name="L2">
        <text:list-item>
          <text:p text:style-name="P60"><text:span text:style-name="T38">T</text:span><text:span text:style-name="T39">he directory stucture has changed </text:span><text:span text:style-name="T51">completely</text:span><text:span text:style-name="T39">:</text:span></text:p>
        </text:list-item>
      </text:list>
      <text:p text:style-name="P8"/>
      <text:p text:style-name="P18"><text:soft-page-break/><text:span text:style-name="T6">All excutables are now in are now in $BASEDIR/bin </text:span><text:span text:style-name="T7">(although </text:span><text:span text:style-name="T10">GM.pl </text:span><text:span text:style-name="T7">is </text:span><text:span text:style-name="T10">still </text:span><text:span text:style-name="T7">cop</text:span><text:span text:style-name="T10">ied</text:span><text:span text:style-name="T7"> </text:span><text:span text:style-name="T10">t</text:span><text:span text:style-name="T7">o $BASEDIR/REGIONXYZ </text:span><text:span text:style-name="T10">from $BASEDIR/bin/GM-master.pl</text:span><text:span text:style-name="T7">)</text:span></text:p>
      <text:p text:style-name="P17"/>
      <text:p text:style-name="P17">Everyting related to REGIONXYZ is now in $BASEDIR/REGIONXYZ</text:p>
      <text:list xml:id="list5975811274357930945" text:style-name="L3">
        <text:list-item>
          <text:p text:style-name="P67"><text:span text:style-name="T7">G</text:span><text:span text:style-name="T6">M.{printout,stdout,stderr} are in $BASEDIR/REGIONXYZ/</text:span><text:span text:style-name="T15">LOG</text:span></text:p>
        </text:list-item>
        <text:list-item>
          <text:p text:style-name="P69">GRIB files are in $BASEDIR/<text:span text:style-name="T57">REGIONXYZ/</text:span>GRIB</text:p>
        </text:list-item>
        <text:list-item>
          <text:p text:style-name="P68"><text:span text:style-name="T7">A</text:span><text:span text:style-name="T6">ll </text:span><text:span text:style-name="T18">NCL</text:span><text:span text:style-name="T10"> logfiles</text:span><text:span text:style-name="T6"> </text:span><text:span text:style-name="T9">are </text:span><text:span text:style-name="T10">also </text:span><text:span text:style-name="T6">in $BASEDIR/REGIONXYZ/LOG</text:span></text:p>
        </text:list-item>
        <text:list-item>
          <text:p text:style-name="P70">All HTML output is in $BASEDIR/REGIONXYZ/HTML <text:span text:style-name="T36">This is a link to $BASEDIR/HTML, which might also be a link</text:span> (<text:span text:style-name="T36">say to /var/www/html</text:span>).</text:p>
        </text:list-item>
        <text:list-item>
          <text:p text:style-name="P71">The OUT directory <text:span text:style-name="T34">(in $BASEDIR/REGIONXYZ) </text:span>no longer has a REGIONXYZ subdirectory</text:p>
        </text:list-item>
      </text:list>
      <text:p text:style-name="P3"/>
      <text:list xml:id="list141507147486229" text:continue-numbering="true" text:style-name="L3">
        <text:list-item>
          <text:p text:style-name="P61"><text:span text:style-name="T38">You will need a bucketload of OS-supplied utilities, </text:span><text:span text:style-name="T40">but </text:span><text:span text:style-name="T41">r</text:span><text:span text:style-name="T38">unGM checks for them. </text:span><text:span text:style-name="T48">B</text:span><text:span text:style-name="T38">e aware that the code requires ncl V6. If you have compiled this </text:span><text:span text:style-name="T42">and/</text:span><text:span text:style-name="T38">or it is installed in a non-standard place </text:span><text:span text:style-name="T42">(e.g. /opt/bin)</text:span><text:span text:style-name="T38">, make sure that </text:span><text:span text:style-name="T48">this</text:span><text:span text:style-name="T38"> is in your $PATH. </text:span></text:p>
        </text:list-item>
      </text:list>
      <text:p text:style-name="P4"/>
      <text:list xml:id="list141507819192715" text:continue-numbering="true" text:style-name="L3">
        <text:list-item>
          <text:p text:style-name="P49">This code does not do Windowed runs, nor Threaded runs.</text:p>
        </text:list-item>
      </text:list>
      <text:p text:style-name="P6"/>
      <text:list xml:id="list141507116117501" text:continue-numbering="true" text:style-name="L3">
        <text:list-item>
          <text:p text:style-name="P62"><text:span text:style-name="T43">You need the “geog” database </text:span><text:span text:style-name="T52">only</text:span><text:span text:style-name="T43"> if you are building a domain, specifically if you are going to run geogrid.exe. If you have, in $BASEDIR/REGIONXYZ, the following </text:span><text:span text:style-name="T44">file</text:span><text:span text:style-name="T47">s</text:span><text:span text:style-name="T44"> in </text:span><text:span text:style-name="T50">bold</text:span><text:span text:style-name="T43">, </text:span><text:span text:style-name="T52">appropriate </text:span><text:span text:style-name="T53">for your region</text:span><text:span text:style-name="T43">, you do not need it:</text:span></text:p>
        </text:list-item>
      </text:list>
      <text:p text:style-name="P7"/>
      <text:p text:style-name="P15">geo_em.d01.nc<text:tab/><text:tab/><text:tab/>namelist.wps</text:p>
      <text:p text:style-name="P15">geo_em.d02.nc<text:tab/><text:tab/><text:tab/>namelist.input.template</text:p>
      <text:p text:style-name="P16">geogrid.log<text:tab/><text:tab/><text:tab/><text:tab/><text:span text:style-name="T55">namelist.input</text:span></text:p>
      <text:p text:style-name="P16">wps_show_dom.png<text:tab/><text:tab/><text:span text:style-name="T55">namelist.input.template</text:span></text:p>
      <text:p text:style-name="P16">wrfsi.nl</text:p>
      <text:p text:style-name="P16"/>
      <text:p text:style-name="P16"><text:span text:style-name="T56">The non-bold files are optional, but recommended. Note that </text:span>you can prepare these files on another machine, and ship them to a “production” machine.</text:p>
      <text:p text:style-name="P16"/>
      <text:list xml:id="list141507252522559" text:continue-numbering="true" text:style-name="L3">
        <text:list-item>
          <text:p text:style-name="P63"><text:span text:style-name="T45">This V3.6.1 setup uses “adaptive time_ste</text:span><text:span text:style-name="T43">p” for wrf.exe. Tests have indicated that the “fully automatic” mode </text:span><text:span text:style-name="T45">can sometimes crash. The scripts provide a namelist.input.template that limits time_step to 10*dx where dx is the domain grid resolution in km. If you still get crashes, </text:span><text:span text:style-name="T46">you can revert to a manual time_step setting (set use_adaptive_time_step to “.false” and adjust the value of time_step</text:span><text:span text:style-name="T47">)</text:span><text:span text:style-name="T46">. Alternatively you can adjust max_time_step.</text:span></text:p>
          <text:p text:style-name="P50"/>
          <text:p text:style-name="P63"><text:span text:style-name="T46">You may need to read </text:span><text:a xlink:type="simple" xlink:href="http://www2.mmm.ucar.edu/wrf/users/docs/user_guide_V3/users_guide_chap5.htm#adaptive" text:style-name="Internet_20_link" text:visited-style-name="Visited_20_Internet_20_Link"><text:span text:style-name="T46">http://www2.mmm.ucar.edu/wrf/users/docs/user_guide_V3/users_guide_chap5.htm#adaptive</text:span></text:a><text:span text:style-name="T46"> (and understand it!) Search also for “adaptive time step” when viewing that page.</text:span></text:p>
          <text:p text:style-name="P51"/>
        </text:list-item>
        <text:list-item>
          <text:p text:style-name="P64"><text:span text:style-name="T45">T</text:span><text:span text:style-name="T37">his version supports ETA and GFSN (0.5 degree resolution only) and GFSA (at 0.25 degree resolution, with all 48 levels – i.e. the main parameters and the additional parameters). GFSA is </text:span><text:span text:style-name="T49">highly recommended</text:span><text:span text:style-name="T37"> for use outside the USA.</text:span></text:p>
          <text:p text:style-name="P52"/>
          <text:p text:style-name="P65"><text:span text:style-name="T61">Installation </text:span>Testing</text:p>
        </text:list-item>
      </text:list>
      <text:p text:style-name="P9"/>
      <text:p text:style-name="P10">If you are doing a first time installation, it is strongly recommended that you test the setup with a known working Region. There are two cases:</text:p>
      <text:p text:style-name="P10"/>
      <text:p text:style-name="P10">If you are in the US, you should test using the PANOCHE region. This uses <text:span text:style-name="T62">ETA initialisation data, which has better resolution than GFS. Ship PANOCHE.tgz and unpack in $BASEDIR</text:span></text:p>
      <text:p text:style-name="P10"/>
      <text:p text:style-name="P54">If you are not in the US, ship Ukregions.tgz and unpack in $BASEDIR. I suggest running UK12 as it is the quickest to run (and it’s only a test!)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4T09:48:21.849636496</meta:creation-date>
    <dc:date>2017-05-02T14:15:05.953821567</dc:date>
    <meta:editing-duration>PT13H59M47S</meta:editing-duration>
    <meta:editing-cycles>17</meta:editing-cycles>
    <meta:generator>LibreOffice/5.1.6.2.0$Linux_X86_64 LibreOffice_project/10$Build-2</meta:generator>
    <meta:document-statistic meta:table-count="0" meta:image-count="0" meta:object-count="0" meta:page-count="4" meta:paragraph-count="77" meta:word-count="989" meta:character-count="6415" meta:non-whitespace-character-count="5488"/>
  </office:meta>
</office:document-meta>
</file>